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E000003A50F623CC5A9258B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528cm" svg:x="0.161cm" svg:y="0.222cm">
          <draw:image xlink:href="Pictures/100000010000077E000003A50F623CC5A9258B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4T10:18:24.006000000</meta:creation-date>
    <dc:date>2023-02-04T10:22:12.384000000</dc:date>
    <meta:editing-duration>PT3M49S</meta:editing-duration>
    <meta:editing-cycles>1</meta:editing-cycles>
    <meta:document-statistic meta:object-count="1"/>
    <meta:generator>LibreOffice/7.4.5.1$Windows_X86_64 LibreOffice_project/9c0871452b3918c1019dde9bfac75448afc4b57f</meta:generator>
  </office:meta>
</office:document-meta>
</file>